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Impact"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 Narrow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 Narrow" fo:font-size="6pt" style:text-underline-style="none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 Narrow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666666" style:font-name="Impact"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Plain_20_Text">
      <style:paragraph-properties fo:padding-left="0in" fo:padding-right="0in" fo:padding-top="0in" fo:padding-bottom="0.0138in" fo:border-left="none" fo:border-right="none" fo:border-top="none" fo:border-bottom="0.0138in solid #808080"/>
    </style:style>
    <style:style style:name="P8" style:family="paragraph" style:parent-style-name="Standard">
      <style:paragraph-properties fo:text-align="end" style:justify-single-word="false"/>
      <style:text-properties fo:color="#666666" style:font-name="Arial Narrow" fo:font-size="10pt" fo:font-style="italic" style:text-underline-style="none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0000" style:font-name="Arial Narrow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 Narrow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 Narrow" fo:font-size="10pt" style:font-size-asian="10pt" style:font-size-complex="10pt"/>
    </style:style>
    <style:style style:name="T2" style:family="text">
      <style:text-properties style:font-name="Arial Narrow" fo:font-size="10pt" style:font-name-asian="Arial Narrow" style:font-size-asian="10pt" style:font-name-complex="Arial Narrow" style:font-size-complex="10pt"/>
    </style:style>
    <style:style style:name="T3" style:family="text">
      <style:text-properties fo:color="#4c4c4c"/>
    </style:style>
    <style:style style:name="T4" style:family="text">
      <style:text-properties fo:text-transform="uppercase" style:font-name="Impact" fo:font-size="20pt" fo:letter-spacing="-0.0071in" style:font-size-asian="20pt" style:font-name-complex="Arial" style:font-size-complex="20pt"/>
    </style:style>
    <style:style style:name="T5" style:family="text">
      <style:text-properties fo:text-transform="uppercase" fo:color="#666666" style:font-name="Impact" fo:font-size="20pt" fo:letter-spacing="-0.0071in" style:font-size-asian="20pt" style:font-name-complex="Arial" style:font-size-complex="20pt"/>
    </style:style>
    <style:style style:name="T6" style:family="text">
      <style:text-properties fo:color="#000000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666666"/>
    </style:style>
    <style:style style:name="T9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Jacob</text:span><text:span text:style-name="T5">enget</text:span></text:p>
      <text:p text:style-name="P2"><text:span text:style-name="T8">game programmer <text:s/>· </text:span><text:span text:style-name="T3"><text:s text:c="3"/></text:span><text:span text:style-name="T6">software engineer</text:span></text:p>
      <text:p text:style-name="P8"/>
      <text:p text:style-name="P8"/>
      <text:p text:style-name="P6">references</text:p>
      <text:p text:style-name="P4"/>
      <text:p text:style-name="P9"/>
      <text:p text:style-name="P9"/>
      <text:p text:style-name="P10">Jeremy Moc</text:p>
      <text:p text:style-name="P5">Software Engineer</text:p>
      <text:p text:style-name="P5">Cooper Power Systems</text:p>
      <text:p text:style-name="P5">505 Highway 169 N. Suite 1200</text:p>
      <text:p text:style-name="P5">Minneapolis, MN 55441</text:p>
      <text:p text:style-name="P5">(952) 334-8841</text:p>
      <text:p text:style-name="P3"><text:a xlink:type="simple" xlink:href="mailto:mocx0001@gmail.com"><text:span text:style-name="T7">mocx0001@gmail.com</text:span></text:a></text:p>
      <text:p text:style-name="P10"/>
      <text:p text:style-name="P10"/>
      <text:p text:style-name="P10">Mike Cavanaugh</text:p>
      <text:p text:style-name="P5">Software Engineer</text:p>
      <text:p text:style-name="P5">Traffic Technologies</text:p>
      <text:p text:style-name="P5">2650 Minnehaha Ave. Suite 500</text:p>
      <text:p text:style-name="P5">Minneapolis, MN 55406</text:p>
      <text:p text:style-name="P5">(612) 521-2122</text:p>
      <text:p text:style-name="P3"><text:a xlink:type="simple" xlink:href="mailto:mikec@traffic-technologies.com"><text:span text:style-name="T7">mikec@traffic-technologies.com</text:span></text:a></text:p>
      <text:p text:style-name="P10"/>
      <text:p text:style-name="P10"/>
      <text:p text:style-name="P10">Steve Paul</text:p>
      <text:p text:style-name="P5">Professor of Animation</text:p>
      <text:p text:style-name="P5">University of Minnesota</text:p>
      <text:p text:style-name="P5">405 21<text:span text:style-name="T9">st</text:span> Ave. S.</text:p>
      <text:p text:style-name="P5">Minneapolis, MN 55455</text:p>
      <text:p text:style-name="P3"><text:a xlink:type="simple" xlink:href="mailto:paul0607@umn.edu"><text:span text:style-name="T7">paul0607@umn.edu</text:span></text:a></text:p>
      <text:p text:style-name="P10"/>
      <text:p text:style-name="P10"/>
      <text:p text:style-name="P10">Steve Segl</text:p>
      <text:p text:style-name="P5">Project Manager</text:p>
      <text:p text:style-name="P5">Traffic Technologies</text:p>
      <text:p text:style-name="P5">2650 Minnehaha Ave. Suite 500</text:p>
      <text:p text:style-name="P5">Minneapolis, MN 55406</text:p>
      <text:p text:style-name="P5">(612) 521-2122</text:p>
      <text:p text:style-name="P3"><text:a xlink:type="simple" xlink:href="mailto:steves@traffic-technologies.com"><text:span text:style-name="T7">steves@traffic-technologies.com</text:span></text:a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style:font-name="Arial Narrow" fo:font-size="10pt" style:font-size-asian="10pt" style:font-size-complex="10pt"/>
    </style:style>
    <style:style style:name="T2" style:family="text">
      <style:text-properties style:font-name="Arial Narrow" fo:font-size="10pt" style:font-name-asian="Arial Narrow" style:font-size-asian="10pt" style:font-name-complex="Arial Narrow" style:font-size-complex="10pt"/>
    </style:style>
    <style:page-layout style:name="pm1">
      <style:page-layout-properties fo:page-width="8.5in" fo:page-height="11in" style:num-format="1" style:print-orientation="portrait" fo:margin-top="0.7874in" fo:margin-bottom="0.785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span text:style-name="T1">19981 Tamarac Road, Pelican Rapids, MN 56572 <text:s/></text:span><text:span text:style-name="T2">∙</text:span><text:span text:style-name="T1"> <text:s/>651-261-3141 <text:s/></text:span><text:span text:style-name="T2">∙</text:span><text:span text:style-name="T1"> <text:s/></text:span><text:a xlink:type="simple" xlink:href="mailto:jacob.enget@gmail.com"><text:span text:style-name="T1">jacob.enget@gmail.com</text:span></text:a><text:span text:style-name="T1"> <text:s/></text:span><text:span text:style-name="T2">∙</text:span><text:span text:style-name="T1"> <text:s/></text:span><text:a xlink:type="simple" xlink:href="http://www.jacob-enget.com/"><text:span text:style-name="T1">www.jacobenget.com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Jacob Enget</meta:initial-creator>
    <meta:creation-date>2008-10-07T16:20:57</meta:creation-date>
    <dc:creator>Jacob Enget</dc:creator>
    <dc:date>2008-11-12T20:08:14</dc:date>
    <meta:editing-cycles>36</meta:editing-cycles>
    <meta:editing-duration>PT20H17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97" meta:character-count="691"/>
  </office:meta>
</office:document-meta>
</file>